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project has been divided into three parts: first of all a study of Xen, its architecture, mechanism and performance, then an integration in TUNe and finally set up a test scenario. The team is currently working on the second part. Work distribution has not been an easy task as this project is more a matter of reflection than of coding: team brainstormings are unavoidable, systematic and efficient ways to reach a group agreement.</text:p>
      <text:p text:style-name="P1"/>
      <text:p text:style-name="P1">Xen study</text:p>
      <text:p text:style-name="P1"/>
      <text:p text:style-name="P1"><text:tab/>The first step was to study Xen API to be able to build up a physical architecture that would suit the needs of the project. This has been a collective task as everybody in the group had to fully understand how Xen works.</text:p>
      <text:p text:style-name="P1"><text:tab/>At the same time, Ezequiel and Julien L started a preliminary study of a Xen installation on the computers provided by the CCRI. It lasted about three days and ended with the working architecture described below (<text:span text:style-name="T1">donner la ref</text:span>).</text:p>
      <text:p text:style-name="P1"><text:tab/>The next step was to deploy this architecture on each machine and write different kinds of documentation: specification and architecture sheets, risk analysis, action list, test plan, schedule and various tutorials (how to install Xen, how to build an NFS server, how to set up a DHCP server). The whole group has worked on these last points so that everybody has experimented both project management and Xen installation and utilization.</text:p>
      <text:p text:style-name="P1"><text:tab/>The final step was to develop the tests described in the test plan sheet. As it was obvious that the different tests could be run separatly, the group has been divided in two according to the developpment dificulty of each test: Julien C and Hery were assigned to the two most complicated tests and Ezequiel, Mathieu and Julien L worked on the five less hard to implement tests.</text:p>
      <text:p text:style-name="P1"><text:tab/></text:p>
      <text:p text:style-name="P1"><text:tab/>At this point of the project, a functional architecture has been built. The team's main goal is now to integrate this architecture into TUNe.</text:p>
      <text:p text:style-name="P1"/>
      <text:p text:style-name="P1">Integration in TUNe</text:p>
      <text:p text:style-name="P1"/>
      <text:p text:style-name="P1"><text:tab/>The very first step will be to learn how to use TUNe. Mr Hagimont has given a presentation on it and the whole team is currently working on the API in order to study how the integration will be done.</text:p>
      <text:p text:style-name="P1"><text:tab/>The team will then have to agree on a working TUNe architecture, update the architecture sheet and deploy the simple example described below (<text:span text:style-name="T1">plop</text:span>). All the members of the team will probably work together on this part as it is more likely to be a brainstorming than a coding phase.</text:p>
      <text:p text:style-name="P1"><text:tab/>The final step will be to measure the new architecture performance (compared to the previous one) by applying the tests developped in the Xen Study part. The team will be divided again into the two traditional groups to perform this test bench in order to save as much time as possible.</text:p>
      <text:p text:style-name="P1"/>
      <text:p text:style-name="P1">Validation scenario</text:p>
      <text:p text:style-name="P1"/>
      <text:p text:style-name="P1"><text:tab/>This is the very final part of this project. The goal is to have a working scenario summarizing all the work that has been done. This scenario is described <text:span text:style-name="T1">gnagnagna</text:span>. The precise <text:soft-page-break/>distribution of work has not been decided yet, but roughly, the coding part will be assigned to three people and the testing part to the rest of the group. The result will bring the project to its maturity and provide the client what he is expecting.</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8T09:28:39</meta:creation-date>
    <dc:creator>adminxen</dc:creator>
    <dc:date>2008-02-18T11:32:45</dc:date>
    <meta:editing-cycles>9</meta:editing-cycles>
    <meta:editing-duration>PT1H48M56S</meta:editing-duration>
    <meta:user-defined meta:name="Info 1"/>
    <meta:user-defined meta:name="Info 2"/>
    <meta:user-defined meta:name="Info 3"/>
    <meta:user-defined meta:name="Info 4"/>
    <meta:document-statistic meta:table-count="0" meta:image-count="0" meta:object-count="0" meta:page-count="2" meta:paragraph-count="15" meta:word-count="544" meta:character-count="3096"/>
  </office:meta>
</office:document-meta>
</file>